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5280000052842CF4BD3.png"/>
  <manifest:file-entry manifest:media-type="image/png" manifest:full-path="Pictures/1000000000000528000005284E11329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395cm" svg:height="2.384cm" svg:x="2.041cm" svg:y="2.041cm">
          <draw:text-box>
            <text:p>Written Instructions</text:p>
            <text:p>(scroll down when</text:p>
            <text:p>you click on the link).</text:p>
          </draw:text-box>
        </draw:frame>
        <draw:frame draw:style-name="gr2" draw:text-style-name="P1" draw:layer="layout" svg:width="6.35cm" svg:height="6.35cm" svg:x="1.634cm" svg:y="4.725cm">
          <draw:image xlink:href="Pictures/1000000000000528000005284E113293.png" xlink:type="simple" xlink:show="embed" xlink:actuate="onLoad">
            <text:p/>
          </draw:image>
        </draw:frame>
        <draw:frame draw:style-name="gr2" draw:text-style-name="P1" draw:layer="layout" svg:width="6.35cm" svg:height="6.35cm" svg:x="10.155cm" svg:y="4.725cm">
          <draw:image xlink:href="Pictures/10000000000005280000052842CF4BD3.png" xlink:type="simple" xlink:show="embed" xlink:actuate="onLoad">
            <text:p/>
          </draw:image>
        </draw:frame>
        <draw:frame draw:style-name="gr1" draw:layer="layout" svg:width="5.514cm" svg:height="0.962cm" svg:x="10.542cm" svg:y="3.463cm">
          <draw:text-box>
            <text:p>Video instructions</text:p>
          </draw:text-box>
        </draw:frame>
        <draw:rect draw:style-name="gr3" draw:text-style-name="P1" draw:layer="layout" svg:width="8.213cm" svg:height="11.012cm" svg:x="1cm" svg:y="1cm">
          <text:p/>
        </draw:rect>
        <draw:rect draw:style-name="gr3" draw:text-style-name="P1" draw:layer="layout" svg:width="8.221cm" svg:height="11.012cm" svg:x="9.214cm" svg:y="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1-08-10T21:28:54</meta:creation-date>
    <dc:date>2021-08-10T21:31:59</dc:date>
    <dc:creator>James Plank</dc:creator>
    <meta:editing-duration>PT3M6S</meta:editing-duration>
    <meta:editing-cycles>1</meta:editing-cycles>
    <meta:document-statistic meta:object-count="6"/>
    <meta:generator>OpenOffice/4.1.5$Unix OpenOffice.org_project/415m1$Build-9789</meta:generator>
  </office:meta>
</office:document-meta>
</file>